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st_20_1"/>
    <style:style style:name="P2" style:family="paragraph" style:parent-style-name="Standard" style:list-style-name="List_20_1"/>
    <style:style style:name="P3" style:family="paragraph" style:parent-style-name="Standard" style:list-style-name="List_20_1"/>
    <style:style style:name="P4" style:family="paragraph" style:parent-style-name="Standard" style:list-style-name="List_20_1"/>
    <style:style style:name="P5" style:family="paragraph" style:parent-style-name="Standard" style:list-style-name="List_20_1"/>
    <style:style style:name="P6" style:family="paragraph" style:parent-style-name="Standard" style:list-style-name="List_20_1"/>
    <style:style style:name="P7" style:family="paragraph" style:parent-style-name="Standard" style:list-style-name="List_20_1"/>
    <style:style style:name="P8" style:family="paragraph" style:parent-style-name="Standard" style:list-style-name="List_20_1"/>
    <style:style style:name="P9" style:family="paragraph" style:parent-style-name="Standard" style:list-style-name="List_20_1"/>
    <style:style style:name="P10" style:family="paragraph" style:parent-style-name="Standard" style:list-style-name="List_20_1"/>
    <style:style style:name="P11" style:family="paragraph" style:parent-style-name="Standard" style:list-style-name="List_20_1"/>
    <style:style style:name="P12" style:family="paragraph" style:parent-style-name="Standard" style:list-style-name="List_20_1"/>
    <style:style style:name="P13" style:family="paragraph" style:parent-style-name="Correction">
      <style:text-properties fo:color="#ff0000"/>
    </style:style>
    <style:style style:name="P14" style:family="paragraph" style:parent-style-name="Correction" style:list-style-name="List_20_1"/>
    <style:style style:name="P15" style:family="paragraph" style:parent-style-name="Correction" style:list-style-name="List_20_1"/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 <text:span text:style-name="T3">majeures </text:span>:</text:p>
      <text:list text:style-name="List_20_1">
        <text:list-item>
          <text:p text:style-name="P1">dans le haut de page "Pratique EyeBD" remplacer Eye<text:span text:style-name="T1">BD</text:span> par Eye<text:span text:style-name="T1">DB</text:span></text:p>
        </text:list-item>
        <text:list-item>
          <text:p text:style-name="P1">page 8, pavé "Concernant l'auteur", modifier le titre en :</text:p>
        </text:list-item>
      </text:list>
      <text:p text:style-name="Correction">Concernant l<text:span text:style-name="T1">es </text:span>auteur<text:span text:style-name="T1">s</text:span></text:p>
      <text:list text:style-name="List_20_1">
        <text:list-item>
          <text:p text:style-name="P1">page 8, pavé "Concernant l'auteur", insérer un saut de ligne comme suit :</text:p>
        </text:list-item>
      </text:list>
      <text:p text:style-name="Correction">...depuis plusieurs années.<text:span text:style-name="T1"> &lt;&lt;aller à la ligne&gt;&gt;</text:span></text:p>
      <text:p text:style-name="Correction">Eric Viara...</text:p>
      <text:p text:style-name="Standard"/>
      <text:p text:style-name="Standard">Liste des autres corrections :</text:p>
      <text:list text:style-name="List_20_1">
        <text:list-item>
          <text:p text:style-name="P1">page 2, colonne 1, section "Bases de données relationnelles", paragraphe 2</text:p>
        </text:list-item>
      </text:list>
      <text:p text:style-name="Correction">Les champs doivent être de type simpl<text:span text:style-name="T1">e</text:span>s</text:p>
      <text:list text:style-name="List_20_1">
        <text:list-item>
          <text:p text:style-name="P1">page 3, colonne 2, section "EyeDB", sous-section "Le modèle objet de EyeDB", supprimer le saut de ligne avant les ":"</text:p>
        </text:list-item>
      </text:list>
      <text:p text:style-name="Correction">relations binaires avec intégrité référentielle<text:span text:style-name="T1"> :</text:span></text:p>
      <text:list text:style-name="List_20_1">
        <text:list-item>
          <text:p text:style-name="P1">page 3, colonne 3, section "EyeDB", sous-section "Les caractéristiques de EyeDB", 3ième paragraphe, supprimer le saut de ligne avant les ":"</text:p>
        </text:list-item>
      </text:list>
      <text:p text:style-name="Correction">la montée en charge de manière solide<text:span text:style-name="T1"> :</text:span></text:p>
      <text:list text:style-name="List_20_1">
        <text:list-item>
          <text:p text:style-name="P1">page 4, colonne 3, section "Compiler et installer EyeDB", sous-section "Compiler EyeDB sur Linux", il manque un tiret devant l'option –prefix de la commande :</text:p>
          <text:p text:style-name="P14">./configure -<text:span text:style-name="T1">-</text:span>prefix=$HOME/eyedb/install</text:p>
        </text:list-item>
        <text:list-item>
          <text:p text:style-name="P1">page 4, colonne 3, section "Compiler et installer EyeDB", sous-section "Compiler EyeDB sur Linux", il manque un tiret devant l'option –prefix dans le paragraphe :</text:p>
          <text:p text:style-name="P14">L'option -<text:span text:style-name="T1">-</text:span>prefix du script configure</text:p>
        </text:list-item>
        <text:list-item>
          <text:p text:style-name="P1">page 4, colonne 3, section "Compiler et installer EyeDB", sous-section "Compiler EyeDB sur Linux", ajouter un retour à la ligne après:</text:p>
        </text:list-item>
      </text:list>
      <text:p text:style-name="Correction">Ceci n'affectera en rien le fonctionnement ultérieur de EyeDB.<text:span text:style-name="T1"> </text:span></text:p>
      <text:list text:style-name="List_20_1">
        <text:list-item>
          <text:p text:style-name="P1">page 5, colonne 1, section "Définir un schéma de données avec ODL", sous-section "Créer une base EyeDB", premier paragraphe, changer la police de la commande :</text:p>
        </text:list-item>
      </text:list>
      <text:p text:style-name="Correction">...la commande <text:span text:style-name="T1">eyedbadmin database create</text:span>, en donnant... </text:p>
      <text:list text:style-name="List_20_1">
        <text:list-item>
          <text:p text:style-name="P1">page 6, colonne 2, section "Définir un schéma de données avec ODL", sous-section "Définir le schéma de la base avec ODL", supprimer le saut de ligne comme suit :</text:p>
        </text:list-item>
      </text:list>
      <text:p text:style-name="Correction">Une fois ce fichier créé, mettez à jour le schéma de la base déjà créée avec la commande</text:p>
      <text:p text:style-name="P13">&lt;&lt;supprimer le saut de ligne&gt;&gt;</text:p>
      <text:p text:style-name="Correction"><text:span text:style-name="T1"><text:s/></text:span><text:span text:style-name="T2">eyedbodl</text:span> :</text:p>
      <text:list text:style-name="List_20_1">
        <text:list-item>
          <text:p text:style-name="P1">page 6, colonne 3, section "Créer, modifier, rechercher... des objets avec OQL", premier paragraphe, supprimer le s :</text:p>
        </text:list-item>
      </text:list>
      <text:p text:style-name="Correction"><text:soft-page-break/>tout ce que vous entrez comme commande<text:span text:style-name="T1">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 style:master-page-name="">
      <style:paragraph-properties fo:margin-left="0.75cm" fo:margin-right="0cm" fo:text-indent="0cm" style:auto-text-indent="false" style:page-number="auto"/>
      <style:text-properties fo:font-style="italic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1" style:font-size-asian="14pt" style:font-name-complex="Times New Roman" style:font-size-complex="14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style:font-name="StarSymbol1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style:font-name="StarSymbol1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style:font-name="StarSymbol1"/>
      </text:list-level-style-bullet>
      <text:list-level-style-bullet text:level="4" text:style-name="Bullet_20_Symbols" text:bullet-char="●">
        <style:list-level-properties text:space-before="1.2cm" text:min-label-width="0.4cm"/>
        <style:text-properties style:font-name="StarSymbol1"/>
      </text:list-level-style-bullet>
      <text:list-level-style-bullet text:level="5" text:style-name="Bullet_20_Symbols" text:bullet-char="●">
        <style:list-level-properties text:space-before="1.6cm" text:min-label-width="0.4cm"/>
        <style:text-properties style:font-name="StarSymbol1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style:font-name="StarSymbol1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style:font-name="StarSymbol1"/>
      </text:list-level-style-bullet>
      <text:list-level-style-bullet text:level="8" text:style-name="Bullet_20_Symbols" text:bullet-char="●">
        <style:list-level-properties text:space-before="2.8cm" text:min-label-width="0.4cm"/>
        <style:text-properties style:font-name="StarSymbol1"/>
      </text:list-level-style-bullet>
      <text:list-level-style-bullet text:level="9" text:style-name="Bullet_20_Symbols" text:bullet-char="●">
        <style:list-level-properties text:space-before="3.2cm" text:min-label-width="0.4cm"/>
        <style:text-properties style:font-name="StarSymbol1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style:font-name="Star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17:40:49</dc:date>
    <meta:editing-cycles>57</meta:editing-cycles>
    <meta:editing-duration>PT5H12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335" meta:character-count="2125"/>
  </office:meta>
</office:document-meta>
</file>